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Helvetica1" svg:font-family="Helvetic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Scala Sans" svg:font-family="'Scala Sans'" style:font-family-generic="swiss" style:font-pitch="variable"/>
    <style:font-face style:name="Scala Sans1" svg:font-family="'Scala Sans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891cm" table:align="margins"/>
    </style:style>
    <style:style style:name="Tableau1.A" style:family="table-column">
      <style:table-column-properties style:column-width="8.308cm" style:rel-column-width="28820*"/>
    </style:style>
    <style:style style:name="Tableau1.B" style:family="table-column">
      <style:table-column-properties style:column-width="10.583cm" style:rel-column-width="36715*"/>
    </style:style>
    <style:style style:name="Tableau1.1" style:family="table-row">
      <style:table-row-properties style:min-row-height="3.413cm"/>
    </style:style>
    <style:style style:name="Tableau1.A1" style:family="table-cell">
      <style:table-cell-properties fo:padding-left="0.3cm" fo:padding-right="0.101cm" fo:padding-top="0.101cm" fo:padding-bottom="0.101cm" fo:border-left="none" fo:border-right="none" fo:border-top="none" fo:border-bottom="0.5pt solid #333333"/>
    </style:style>
    <style:style style:name="Tableau1.B1" style:family="table-cell">
      <style:table-cell-properties fo:padding-left="0.3cm" fo:padding-right="0.101cm" fo:padding-top="0.101cm" fo:padding-bottom="0.101cm" fo:border-left="0.5pt solid #333333" fo:border-right="none" fo:border-top="none" fo:border-bottom="0.5pt solid #333333"/>
    </style:style>
    <style:style style:name="Tableau2" style:family="table">
      <style:table-properties style:width="18.891cm" table:align="margins"/>
    </style:style>
    <style:style style:name="Tableau2.A" style:family="table-column">
      <style:table-column-properties style:column-width="9.444cm" style:rel-column-width="32761*"/>
    </style:style>
    <style:style style:name="Tableau2.B" style:family="table-column">
      <style:table-column-properties style:column-width="9.447cm" style:rel-column-width="32774*"/>
    </style:style>
    <style:style style:name="Tableau2.1" style:family="table-row">
      <style:table-row-properties style:min-row-height="1.191cm"/>
    </style:style>
    <style:style style:name="Tableau2.A1" style:family="table-cell">
      <style:table-cell-properties style:vertical-align="middle" fo:padding="0.097cm" fo:border="0.05pt solid #000000"/>
    </style:style>
    <style:style style:name="Tableau2.2" style:family="table-row">
      <style:table-row-properties style:row-height="1.199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ext_20_body">
      <style:paragraph-properties fo:margin-left="0cm" fo:margin-right="0cm" fo:margin-top="0.423cm" fo:margin-bottom="0.212cm" loext:contextual-spacing="false" fo:text-align="start" style:justify-single-word="false" fo:text-indent="0cm" style:auto-text-indent="false"/>
      <style:text-properties style:font-name="Helvetica" fo:font-size="20pt" fo:font-weight="normal" officeooo:rsid="0016ade0" officeooo:paragraph-rsid="0016ade0" style:font-size-asian="20pt" style:font-weight-asian="normal" style:font-size-complex="20pt" style:font-weight-complex="normal"/>
    </style:style>
    <style:style style:name="P3" style:family="paragraph" style:parent-style-name="Text_20_body">
      <style:paragraph-properties fo:margin-left="0cm" fo:margin-right="0cm" fo:margin-top="0.423cm" fo:margin-bottom="0.212cm" loext:contextual-spacing="false" fo:text-align="start" style:justify-single-word="false" fo:text-indent="0cm" style:auto-text-indent="false" fo:break-before="page"/>
      <style:text-properties style:font-name="Helvetica" fo:font-size="20pt" fo:font-weight="normal" officeooo:rsid="0016ade0" officeooo:paragraph-rsid="0016ade0" style:font-size-asian="20pt" style:font-weight-asian="normal" style:font-size-complex="20pt" style:font-weight-complex="normal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Scala Sans" fo:font-size="12pt" fo:font-weight="normal" officeooo:rsid="002c8d51" officeooo:paragraph-rsid="002c8d51" style:font-size-asian="12pt" style:font-weight-asian="normal" style:font-size-complex="12pt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officeooo:paragraph-rsid="0034279d"/>
    </style:style>
    <style:style style:name="P6" style:family="paragraph" style:parent-style-name="Frame_20_contents">
      <style:paragraph-properties fo:text-align="start" style:justify-single-word="false"/>
      <style:text-properties officeooo:rsid="000ebed9" officeooo:paragraph-rsid="000ebed9"/>
    </style:style>
    <style:style style:name="P7" style:family="paragraph" style:parent-style-name="Frame_20_contents">
      <style:paragraph-properties fo:text-align="start" style:justify-single-word="false"/>
      <style:text-properties officeooo:rsid="000fd54b" officeooo:paragraph-rsid="000fd54b"/>
    </style:style>
    <style:style style:name="P8" style:family="paragraph" style:parent-style-name="Frame_20_contents">
      <style:paragraph-properties fo:text-align="start" style:justify-single-word="false"/>
      <style:text-properties style:font-name="Helvetica" officeooo:rsid="000fd54b" officeooo:paragraph-rsid="000fd54b"/>
    </style:style>
    <style:style style:name="P9" style:family="paragraph" style:parent-style-name="Frame_20_contents">
      <style:paragraph-properties fo:text-align="start" style:justify-single-word="false"/>
      <style:text-properties style:font-name="Helvetica" officeooo:rsid="000fd54b" officeooo:paragraph-rsid="00130c6e"/>
    </style:style>
    <style:style style:name="P10" style:family="paragraph" style:parent-style-name="Frame_20_contents">
      <style:paragraph-properties fo:text-align="start" style:justify-single-word="false"/>
      <style:text-properties style:font-name="Helvetica" officeooo:rsid="000fd54b" officeooo:paragraph-rsid="0015c807"/>
    </style:style>
    <style:style style:name="P11" style:family="paragraph" style:parent-style-name="Frame_20_contents">
      <style:paragraph-properties fo:text-align="center" style:justify-single-word="false"/>
      <style:text-properties style:font-name="Scala Sans" fo:font-size="10pt" fo:font-weight="normal" officeooo:rsid="000ebed9" officeooo:paragraph-rsid="000ebed9" style:font-size-asian="10pt" style:font-weight-asian="normal" style:font-size-complex="10pt" style:font-weight-complex="normal"/>
    </style:style>
    <style:style style:name="P12" style:family="paragraph" style:parent-style-name="Frame_20_contents">
      <style:paragraph-properties fo:text-align="center" style:justify-single-word="false"/>
      <style:text-properties style:font-name="Scala Sans" fo:font-size="10pt" fo:font-weight="normal" officeooo:rsid="00271eb2" officeooo:paragraph-rsid="002c46d5" style:font-size-asian="10pt" style:font-weight-asian="normal" style:font-size-complex="10pt" style:font-weight-complex="normal"/>
    </style:style>
    <style:style style:name="P13" style:family="paragraph" style:parent-style-name="Frame_20_contents">
      <style:paragraph-properties fo:text-align="center" style:justify-single-word="false"/>
      <style:text-properties style:font-name="Scala Sans" fo:font-size="10pt" fo:font-weight="normal" officeooo:rsid="002c8d51" officeooo:paragraph-rsid="002c8d51" style:font-size-asian="10pt" style:font-weight-asian="normal" style:font-size-complex="10pt" style:font-weight-complex="normal"/>
    </style:style>
    <style:style style:name="P14" style:family="paragraph" style:parent-style-name="Frame_20_contents">
      <style:paragraph-properties fo:text-align="center" style:justify-single-word="false"/>
      <style:text-properties style:font-name="Scala Sans" fo:font-size="10pt" style:text-underline-style="none" fo:font-weight="normal" officeooo:rsid="00271eb2" officeooo:paragraph-rsid="002c46d5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line-height="100%"/>
      <style:text-properties style:font-name="Helvetica" fo:font-size="12pt" officeooo:rsid="001bb393" officeooo:paragraph-rsid="001cc916" style:font-size-asian="10.5pt" style:font-size-complex="12pt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Helvetica" fo:font-size="20pt" officeooo:paragraph-rsid="00236476" style:font-size-asian="20pt" style:font-size-complex="20pt"/>
    </style:style>
    <style:style style:name="P17" style:family="paragraph" style:parent-style-name="Text_20_body">
      <style:paragraph-properties fo:line-height="100%"/>
      <style:text-properties style:font-name="Helvetica" fo:font-size="16pt" officeooo:rsid="00236476" officeooo:paragraph-rsid="00236476" style:font-size-asian="16pt" style:font-size-complex="16pt"/>
    </style:style>
    <style:style style:name="P18" style:family="paragraph" style:parent-style-name="Text_20_body">
      <style:paragraph-properties fo:line-height="100%"/>
      <style:text-properties style:font-name="Helvetica" fo:font-size="10pt" officeooo:rsid="002a0049" style:font-size-asian="10pt" style:font-size-complex="10pt"/>
    </style:style>
    <style:style style:name="P19" style:family="paragraph" style:parent-style-name="Text_20_body">
      <style:paragraph-properties fo:line-height="100%"/>
      <style:text-properties style:font-name="Scala Sans" fo:font-size="12pt" officeooo:paragraph-rsid="00236476" style:font-size-asian="12pt" style:font-size-complex="12pt"/>
    </style:style>
    <style:style style:name="P20" style:family="paragraph" style:parent-style-name="Text_20_body">
      <style:paragraph-properties fo:line-height="100%"/>
      <style:text-properties style:font-name="Scala Sans" fo:font-size="12pt" officeooo:rsid="00236476" officeooo:paragraph-rsid="00236476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font-name="Scala Sans" fo:font-size="10pt" fo:font-weight="normal" officeooo:rsid="002c8d51" officeooo:paragraph-rsid="002c8d51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Scala Sans" fo:font-size="10pt" fo:font-weight="normal" officeooo:rsid="00301262" officeooo:paragraph-rsid="00301262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Scala Sans" fo:font-size="10pt" fo:font-weight="normal" officeooo:rsid="00301262" officeooo:paragraph-rsid="00301262" style:font-size-asian="10pt" style:font-weight-asian="normal" style:font-size-complex="10pt" style:font-weight-complex="normal"/>
    </style:style>
    <style:style style:name="P24" style:family="paragraph" style:parent-style-name="Title">
      <style:paragraph-properties fo:text-align="start" style:justify-single-word="false"/>
      <style:text-properties style:font-name="Helvetica" fo:font-size="28pt" officeooo:rsid="0016ade0" officeooo:paragraph-rsid="0016ade0" style:font-name-asian="Microsoft YaHei" style:font-size-asian="28pt" style:font-name-complex="Mangal" style:font-size-complex="28pt"/>
    </style:style>
    <style:style style:name="P25" style:family="paragraph" style:parent-style-name="Title">
      <style:paragraph-properties fo:margin-top="0cm" fo:margin-bottom="0cm" loext:contextual-spacing="false"/>
      <style:text-properties style:font-name="Helvetica" fo:font-size="6pt" style:font-size-asian="5.25pt" style:font-size-complex="6pt"/>
    </style:style>
    <style:style style:name="P26" style:family="paragraph" style:parent-style-name="Standard">
      <style:paragraph-properties fo:text-align="start" style:justify-single-word="false"/>
      <style:text-properties officeooo:paragraph-rsid="0034279d"/>
    </style:style>
    <style:style style:name="P27" style:family="paragraph" style:parent-style-name="Standard">
      <style:paragraph-properties fo:text-align="start" style:justify-single-word="false"/>
      <style:text-properties officeooo:paragraph-rsid="0039f539"/>
    </style:style>
    <style:style style:name="P28" style:family="paragraph" style:parent-style-name="Standard">
      <style:paragraph-properties fo:text-align="start" style:justify-single-word="false"/>
      <style:text-properties fo:font-size="6pt" officeooo:paragraph-rsid="0034279d" style:font-size-asian="5.25pt" style:font-size-complex="6pt"/>
    </style:style>
    <style:style style:name="P29" style:family="paragraph" style:parent-style-name="Frame_20_contents">
      <style:paragraph-properties fo:text-align="start" style:justify-single-word="false"/>
      <style:text-properties style:font-name="Helvetica" fo:font-size="6pt" officeooo:rsid="00323c80" officeooo:paragraph-rsid="0034279d" style:font-size-asian="5.25pt" style:font-size-complex="6pt"/>
    </style:style>
    <style:style style:name="P30" style:family="paragraph" style:parent-style-name="Frame_20_contents">
      <style:paragraph-properties fo:text-align="start" style:justify-single-word="false"/>
      <style:text-properties officeooo:paragraph-rsid="0034279d"/>
    </style:style>
    <style:style style:name="P31" style:family="paragraph" style:parent-style-name="Frame_20_contents">
      <style:paragraph-properties fo:text-align="start" style:justify-single-word="false"/>
      <style:text-properties officeooo:paragraph-rsid="003d78d2"/>
    </style:style>
    <style:style style:name="P32" style:family="paragraph" style:parent-style-name="Frame_20_contents">
      <style:paragraph-properties fo:text-align="center" style:justify-single-word="false"/>
      <style:text-properties fo:color="#666666" style:font-name="Scala Sans" fo:font-size="6pt" officeooo:rsid="0040efa3" officeooo:paragraph-rsid="0040efa3" style:font-size-asian="6pt" style:font-size-complex="6pt"/>
    </style:style>
    <style:style style:name="P33" style:family="paragraph" style:parent-style-name="Standard">
      <style:paragraph-properties fo:text-align="start" style:justify-single-word="false"/>
      <style:text-properties officeooo:paragraph-rsid="0034279d"/>
    </style:style>
    <style:style style:name="P34" style:family="paragraph" style:parent-style-name="Standard">
      <style:paragraph-properties fo:text-align="start" style:justify-single-word="false"/>
      <style:text-properties officeooo:paragraph-rsid="0039f539"/>
    </style:style>
    <style:style style:name="P35" style:family="paragraph" style:parent-style-name="Standard">
      <style:paragraph-properties fo:text-align="start" style:justify-single-word="false"/>
      <style:text-properties officeooo:paragraph-rsid="003e9230"/>
    </style:style>
    <style:style style:name="P36" style:family="paragraph" style:parent-style-name="Standard">
      <style:paragraph-properties fo:text-align="start" style:justify-single-word="false"/>
      <style:text-properties fo:font-size="6pt" officeooo:paragraph-rsid="0034279d" style:font-size-asian="5.25pt" style:font-size-complex="6pt"/>
    </style:style>
    <style:style style:name="P37" style:family="paragraph" style:parent-style-name="Text_20_body">
      <style:paragraph-properties fo:text-align="center" style:justify-single-word="false"/>
      <style:text-properties style:font-name="Scala Sans" fo:font-size="10pt" fo:font-weight="normal" officeooo:rsid="00301262" officeooo:paragraph-rsid="00301262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Scala Sans" fo:font-size="10pt" fo:font-weight="normal" officeooo:rsid="00301262" officeooo:paragraph-rsid="00301262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margin-top="0cm" fo:margin-bottom="0.25cm" loext:contextual-spacing="false" fo:line-height="100%"/>
      <style:text-properties style:font-name="Helvetica"/>
    </style:style>
    <style:style style:name="P4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text-line-through-type="none" style:font-name="Helvetica1" fo:font-size="12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Scala Sans1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officeooo:rsid="00271eb2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Scala Sans" fo:font-size="12pt" officeooo:rsid="00271eb2" style:font-size-asian="12pt" style:font-size-complex="12pt"/>
    </style:style>
    <style:style style:name="T6" style:family="text">
      <style:text-properties officeooo:rsid="0028a1c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a0049" style:font-size-asian="10pt" style:font-size-complex="10pt"/>
    </style:style>
    <style:style style:name="T9" style:family="text">
      <style:text-properties officeooo:rsid="002c8d51"/>
    </style:style>
    <style:style style:name="T10" style:family="text">
      <style:text-properties officeooo:rsid="002cd655"/>
    </style:style>
    <style:style style:name="T11" style:family="text">
      <style:text-properties officeooo:rsid="00323c80"/>
    </style:style>
    <style:style style:name="T12" style:family="text">
      <style:text-properties style:font-name="Helvetica" officeooo:rsid="00323c80"/>
    </style:style>
    <style:style style:name="T13" style:family="text">
      <style:text-properties style:font-name="Helvetica" officeooo:rsid="0030483f"/>
    </style:style>
    <style:style style:name="T14" style:family="text">
      <style:text-properties style:font-name="Helvetica" officeooo:rsid="0034279d"/>
    </style:style>
    <style:style style:name="T15" style:family="text">
      <style:text-properties style:font-name="Helvetica" officeooo:rsid="003d78d2"/>
    </style:style>
    <style:style style:name="T16" style:family="text">
      <style:text-properties style:font-name="Helvetica" officeooo:rsid="003e9230"/>
    </style:style>
    <style:style style:name="T17" style:family="text">
      <style:text-properties officeooo:rsid="0034279d"/>
    </style:style>
    <style:style style:name="T18" style:family="text">
      <style:text-properties officeooo:rsid="003a5496"/>
    </style:style>
    <style:style style:name="T19" style:family="text">
      <style:text-properties officeooo:rsid="003bfa4d"/>
    </style:style>
    <style:style style:name="T20" style:family="text">
      <style:text-properties officeooo:rsid="003d78d2"/>
    </style:style>
    <style:style style:name="fr1" style:family="graphic" style:parent-style-name="Frame">
      <style:graphic-properties style:vertical-pos="from-top" style:vertical-rel="paragraph" style:horizontal-pos="from-left" style:horizontal-rel="paragraph" loext:rel-width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top" style:vertical-rel="paragraph-content" style:horizontal-pos="right" style:horizontal-rel="paragraph" loext:rel-width-rel="paragraph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ormatted-text form:name="Champ numérique 1" form:control-implementation="ooo:com.sun.star.form.component.NumericField" xml:id="control1" form:id="control1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portee_active" form:control-implementation="ooo:com.sun.star.form.component.RadioButton" xml:id="control2" form:id="control2" form:label="CARRÉ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portee_active" form:control-implementation="ooo:com.sun.star.form.component.RadioButton" xml:id="control3" form:id="control3" form:label="CERC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portee_active" form:control-implementation="ooo:com.sun.star.form.component.RadioButton" xml:id="control4" form:id="control4" form:label="CROI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portee_active" form:control-implementation="ooo:com.sun.star.form.component.RadioButton" xml:id="control5" form:id="control5" form:label="DIAGONAL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portee_active" form:control-implementation="ooo:com.sun.star.form.component.RadioButton" xml:id="control6" form:id="control6" form:label="AUTRE OU SOMM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formatted-text form:name="Champ numérique 3" form:control-implementation="ooo:com.sun.star.form.component.NumericField" xml:id="control7" form:id="control7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hamp numérique 1" form:control-implementation="ooo:com.sun.star.form.component.NumericField" xml:id="control8" form:id="control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hamp numérique 1" form:control-implementation="ooo:com.sun.star.form.component.NumericField" xml:id="control9" form:id="control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portee_negative" form:control-implementation="ooo:com.sun.star.form.component.RadioButton" xml:id="control10" form:id="control10" form:label="AUTRE OU SOMM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portee_negative" form:control-implementation="ooo:com.sun.star.form.component.RadioButton" xml:id="control11" form:id="control11" form:label="CARRÉ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portee_negative" form:control-implementation="ooo:com.sun.star.form.component.RadioButton" xml:id="control12" form:id="control12" form:label="CERC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portee_negative" form:control-implementation="ooo:com.sun.star.form.component.RadioButton" xml:id="control13" form:id="control13" form:label="CROI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portee_negative" form:control-implementation="ooo:com.sun.star.form.component.RadioButton" xml:id="control14" form:id="control14" form:label="DIAGONAL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ction_negative" form:control-implementation="ooo:com.sun.star.form.component.RadioButton" xml:id="control15" form:id="control15" form:label="AUTRE OU SOMM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ction_negative" form:control-implementation="ooo:com.sun.star.form.component.RadioButton" xml:id="control16" form:id="control16" form:label="CARRÉ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ction_negative" form:control-implementation="ooo:com.sun.star.form.component.RadioButton" xml:id="control17" form:id="control17" form:label="CERC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ction_negative" form:control-implementation="ooo:com.sun.star.form.component.RadioButton" xml:id="control18" form:id="control18" form:label="CROI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ction_negative" form:control-implementation="ooo:com.sun.star.form.component.RadioButton" xml:id="control19" form:id="control19" form:label="DIAGONAL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ction_active" form:control-implementation="ooo:com.sun.star.form.component.RadioButton" xml:id="control20" form:id="control20" form:label="AUTRE OU SOMM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ction_active" form:control-implementation="ooo:com.sun.star.form.component.RadioButton" xml:id="control21" form:id="control21" form:label="CARRÉ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ction_active" form:control-implementation="ooo:com.sun.star.form.component.RadioButton" xml:id="control22" form:id="control22" form:label="CERC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ction_active" form:control-implementation="ooo:com.sun.star.form.component.RadioButton" xml:id="control23" form:id="control23" form:label="CROI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ction_active" form:control-implementation="ooo:com.sun.star.form.component.RadioButton" xml:id="control24" form:id="control24" form:label="DIAGONAL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Zone de texte 1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Zone de texte 2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Zone de texte 3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Champ numérique 2" form:control-implementation="ooo:com.sun.star.form.component.NumericField" xml:id="control28" form:id="control2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hamp numérique 2" form:control-implementation="ooo:com.sun.star.form.component.NumericField" xml:id="control29" form:id="control2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hamp numérique 2" form:control-implementation="ooo:com.sun.star.form.component.NumericField" xml:id="control30" form:id="control30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effet1" form:control-implementation="ooo:com.sun.star.form.component.RadioButton" xml:id="control31" form:id="control31" form:label="MODIF. CARAC. PHYSIQ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ffet1" form:control-implementation="ooo:com.sun.star.form.component.RadioButton" xml:id="control32" form:id="control32" form:label="DON ENVOÛT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ffet1" form:control-implementation="ooo:com.sun.star.form.component.RadioButton" xml:id="control33" form:id="control33" form:label="DEPLACEMENT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formatted-text form:name="Champ numérique 4" form:control-implementation="ooo:com.sun.star.form.component.NumericField" xml:id="control34" form:id="control34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Zone de texte 4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ombobox form:name="Zone combinée 1" form:control-implementation="ooo:com.sun.star.form.component.ComboBox" xml:id="control36" form:id="control36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POUSSÉE"/>
            <form:item form:label="ATTRACTION"/>
            <form:item form:label="TÉLÉPORTATION"/>
          </form:combobox>
          <form:combobox form:name="Zone combinée 2" form:control-implementation="ooo:com.sun.star.form.component.ComboBox" xml:id="control37" form:id="control37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VITALITÉ"/>
            <form:item form:label="TEMPS D'ACTION"/>
            <form:item form:label="TEMPS SUPPLÉMENTAIRE"/>
            <form:item form:label="VITESSE D'ACTION"/>
            <form:item form:label="FATIGUE"/>
            <form:item form:label="INITIATIVE"/>
          </form:combobox>
          <form:formatted-text form:name="Champ numérique 5" form:control-implementation="ooo:com.sun.star.form.component.NumericField" xml:id="control38" form:id="control3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effet2" form:control-implementation="ooo:com.sun.star.form.component.RadioButton" xml:id="control39" form:id="control39" form:label="MODIF. CARAC. PHYSIQ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1" form:control-implementation="ooo:com.sun.star.form.component.ComboBox" xml:id="control40" form:id="control40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VITALITÉ"/>
            <form:item form:label="TEMPS D'ACTION"/>
            <form:item form:label="TEMPS SUPPLÉMENTAIRE"/>
            <form:item form:label="VITESSE D'ACTION"/>
            <form:item form:label="FATIGUE"/>
            <form:item form:label="INITIATIVE"/>
          </form:combobox>
          <form:formatted-text form:name="Champ numérique 4" form:control-implementation="ooo:com.sun.star.form.component.NumericField" xml:id="control41" form:id="control41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effet2" form:control-implementation="ooo:com.sun.star.form.component.RadioButton" xml:id="control42" form:id="control42" form:label="DON ENVOÛTEMENT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Zone de texte 4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effet2" form:control-implementation="ooo:com.sun.star.form.component.RadioButton" xml:id="control44" form:id="control44" form:label="DEPLAC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1" form:control-implementation="ooo:com.sun.star.form.component.ComboBox" xml:id="control45" form:id="control45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POUSSÉE"/>
            <form:item form:label="ATTRACTION"/>
            <form:item form:label="TÉLÉPORTATION"/>
          </form:combobox>
          <form:formatted-text form:name="Champ numérique 4" form:control-implementation="ooo:com.sun.star.form.component.NumericField" xml:id="control46" form:id="control46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effet3" form:control-implementation="ooo:com.sun.star.form.component.RadioButton" xml:id="control47" form:id="control47" form:label="MODIF. CARAC. PHYSIQUE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1" form:control-implementation="ooo:com.sun.star.form.component.ComboBox" xml:id="control48" form:id="control48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VITALITÉ"/>
            <form:item form:label="TEMPS D'ACTION"/>
            <form:item form:label="TEMPS SUPPLÉMENTAIRE"/>
            <form:item form:label="VITESSE D'ACTION"/>
            <form:item form:label="FATIGUE"/>
            <form:item form:label="INITIATIVE"/>
          </form:combobox>
          <form:formatted-text form:name="Champ numérique 4" form:control-implementation="ooo:com.sun.star.form.component.NumericField" xml:id="control49" form:id="control4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effet3" form:control-implementation="ooo:com.sun.star.form.component.RadioButton" xml:id="control50" form:id="control50" form:label="DON ENVOÛT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Zone de texte 4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effet3" form:control-implementation="ooo:com.sun.star.form.component.RadioButton" xml:id="control52" form:id="control52" form:label="DEPLAC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1" form:control-implementation="ooo:com.sun.star.form.component.ComboBox" xml:id="control53" form:id="control53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POUSSÉE"/>
            <form:item form:label="ATTRACTION"/>
            <form:item form:label="TÉLÉPORTATION"/>
          </form:combobox>
          <form:formatted-text form:name="Champ numérique 4" form:control-implementation="ooo:com.sun.star.form.component.NumericField" xml:id="control54" form:id="control54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effet4" form:control-implementation="ooo:com.sun.star.form.component.RadioButton" xml:id="control55" form:id="control55" form:label="MODIF. CARAC. PHYSIQ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2" form:control-implementation="ooo:com.sun.star.form.component.ComboBox" xml:id="control56" form:id="control56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VITALITÉ"/>
            <form:item form:label="TEMPS D'ACTION"/>
            <form:item form:label="TEMPS SUPPLÉMENTAIRE"/>
            <form:item form:label="VITESSE D'ACTION"/>
            <form:item form:label="FATIGUE"/>
            <form:item form:label="INITIATIVE"/>
          </form:combobox>
          <form:formatted-text form:name="Champ numérique 4" form:control-implementation="ooo:com.sun.star.form.component.NumericField" xml:id="control57" form:id="control57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effet4" form:control-implementation="ooo:com.sun.star.form.component.RadioButton" xml:id="control58" form:id="control58" form:label="DON ENVOÛT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Zone de texte 4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effet4" form:control-implementation="ooo:com.sun.star.form.component.RadioButton" xml:id="control60" form:id="control60" form:label="DEPLACEMENT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1" form:control-implementation="ooo:com.sun.star.form.component.ComboBox" xml:id="control61" form:id="control61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POUSSÉE"/>
            <form:item form:label="ATTRACTION"/>
            <form:item form:label="TÉLÉPORTATION"/>
          </form:combobox>
          <form:formatted-text form:name="Champ numérique 5" form:control-implementation="ooo:com.sun.star.form.component.NumericField" xml:id="control62" form:id="control62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effet5" form:control-implementation="ooo:com.sun.star.form.component.RadioButton" xml:id="control63" form:id="control63" form:label="MODIF. CARAC. PHYSIQ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1" form:control-implementation="ooo:com.sun.star.form.component.ComboBox" xml:id="control64" form:id="control64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VITALITÉ"/>
            <form:item form:label="TEMPS D'ACTION"/>
            <form:item form:label="TEMPS SUPPLÉMENTAIRE"/>
            <form:item form:label="VITESSE D'ACTION"/>
            <form:item form:label="FATIGUE"/>
            <form:item form:label="INITIATIVE"/>
          </form:combobox>
          <form:formatted-text form:name="Champ numérique 4" form:control-implementation="ooo:com.sun.star.form.component.NumericField" xml:id="control65" form:id="control65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effet5" form:control-implementation="ooo:com.sun.star.form.component.RadioButton" xml:id="control66" form:id="control66" form:label="DON ENVOÛTEMENT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Zone de texte 4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effet5" form:control-implementation="ooo:com.sun.star.form.component.RadioButton" xml:id="control68" form:id="control68" form:label="DEPLAC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1" form:control-implementation="ooo:com.sun.star.form.component.ComboBox" xml:id="control69" form:id="control69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POUSSÉE"/>
            <form:item form:label="ATTRACTION"/>
            <form:item form:label="TÉLÉPORTATION"/>
          </form:combobox>
          <form:formatted-text form:name="Champ numérique 4" form:control-implementation="ooo:com.sun.star.form.component.NumericField" xml:id="control70" form:id="control70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effet6" form:control-implementation="ooo:com.sun.star.form.component.RadioButton" xml:id="control71" form:id="control71" form:label="INVOCAT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ffet6" form:control-implementation="ooo:com.sun.star.form.component.RadioButton" xml:id="control72" form:id="control72" form:label="CHANGEMENT ÉT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ffet6" form:control-implementation="ooo:com.sun.star.form.component.RadioButton" xml:id="control73" form:id="control73" form:label="DEPLACEMENT SELON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1" form:control-implementation="ooo:com.sun.star.form.component.ComboBox" xml:id="control74" form:id="control74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POUSSÉE"/>
            <form:item form:label="ATTRACTION"/>
            <form:item form:label="TÉLÉPORTATION"/>
          </form:combobox>
          <form:formatted-text form:name="Champ numérique 5" form:control-implementation="ooo:com.sun.star.form.component.NumericField" xml:id="control75" form:id="control75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invoc1" form:control-implementation="ooo:com.sun.star.form.component.RadioButton" xml:id="control76" form:id="control76" form:label="STATIQ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invoc1" form:control-implementation="ooo:com.sun.star.form.component.RadioButton" xml:id="control77" form:id="control77" form:label="MOBI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Zone de texte 5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ombobox form:name="Zone combinée 1" form:control-implementation="ooo:com.sun.star.form.component.ComboBox" xml:id="control79" form:id="control79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SIMPLE"/>
            <form:item form:label="OBSTACLE"/>
            <form:item form:label="TROU"/>
            <form:item form:label="ÉCRAN"/>
          </form:combobox>
          <form:radio form:name="effet7" form:control-implementation="ooo:com.sun.star.form.component.RadioButton" xml:id="control80" form:id="control80" form:label="INVOCAT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invoc2" form:control-implementation="ooo:com.sun.star.form.component.RadioButton" xml:id="control81" form:id="control81" form:label="STATIQ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invoc2" form:control-implementation="ooo:com.sun.star.form.component.RadioButton" xml:id="control82" form:id="control82" form:label="MOBI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Zone de texte 5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effet7" form:control-implementation="ooo:com.sun.star.form.component.RadioButton" xml:id="control84" form:id="control84" form:label="CHANGEMENT ÉT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1" form:control-implementation="ooo:com.sun.star.form.component.ComboBox" xml:id="control85" form:id="control85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SIMPLE"/>
            <form:item form:label="OBSTACLE"/>
            <form:item form:label="TROU"/>
            <form:item form:label="ÉCRAN"/>
          </form:combobox>
          <form:radio form:name="effet7" form:control-implementation="ooo:com.sun.star.form.component.RadioButton" xml:id="control86" form:id="control86" form:label="DEPLACEMENT SELON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ombobox form:name="Zone combinée 1" form:control-implementation="ooo:com.sun.star.form.component.ComboBox" xml:id="control87" form:id="control87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POUSSÉE"/>
            <form:item form:label="ATTRACTION"/>
            <form:item form:label="TÉLÉPORTATION"/>
          </form:combobox>
          <form:formatted-text form:name="Champ numérique 5" form:control-implementation="ooo:com.sun.star.form.component.NumericField" xml:id="control88" form:id="control8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>Fiche de sort <text:span text:style-name="T2">actif</text:span></text:p>
            <text:p text:style-name="P15"><text:span text:style-name="T8">TYPE</text:span><text:span text:style-name="T8"><draw:control text:anchor-type="as-char" draw:z-index="32" draw:style-name="gr1" draw:text-style-name="P40" svg:width="7.767cm" svg:height="0.583cm" draw:control="control27"/></text:span></text:p>
          </table:table-cell>
          <table:table-cell table:style-name="Tableau1.B1" office:value-type="string">
            <text:p text:style-name="P18">NOM<draw:control text:anchor-type="as-char" draw:z-index="30" draw:style-name="gr1" draw:text-style-name="P40" svg:width="10.122cm" svg:height="0.583cm" draw:control="control25"/></text:p>
            <text:p text:style-name="P39"><text:span text:style-name="T8">DESCRIPTION</text:span><draw:control text:anchor-type="as-char" draw:z-index="31" draw:style-name="gr1" draw:text-style-name="P40" svg:width="10.122cm" svg:height="1.153cm" draw:control="control26"/></text:p>
          </table:table-cell>
        </table:table-row>
      </table:table>
      <text:p text:style-name="P2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6"><text:span text:style-name="T5">TEMPS D'ACTION</text:span><text:span text:style-name="T4"> </text:span><text:span text:style-name="T4"><draw:control text:anchor-type="as-char" draw:z-index="33" draw:style-name="gr1" draw:text-style-name="P40" svg:width="2.303cm" svg:height="0.503cm" draw:control="control28"/></text:span><text:span text:style-name="T4"> </text:span><text:span text:style-name="T7">ms</text:span>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9"><text:span text:style-name="T3">TOURS DE RELANCE</text:span> <draw:control text:anchor-type="as-char" draw:z-index="34" draw:style-name="gr1" draw:text-style-name="P40" svg:width="1.131cm" svg:height="0.503cm" draw:control="control29"/></text:p>
          </table:table-cell>
          <table:table-cell table:style-name="Tableau2.B2" office:value-type="string">
            <text:p text:style-name="P20"><text:span text:style-name="T6">PERTE DE FATIGUE</text:span> <draw:control text:anchor-type="as-char" draw:z-index="35" draw:style-name="gr1" draw:text-style-name="P40" svg:width="1.131cm" svg:height="0.503cm" draw:control="control30"/></text:p>
            <text:p text:style-name="P17"><draw:frame draw:style-name="fr1" draw:name="Cadre6" text:anchor-type="paragraph" svg:x="-9.541cm" svg:y="10.664cm" svg:width="18.889cm" style:rel-width="204%" draw:z-index="10"><draw:text-box fo:min-height="9.922cm"><text:p text:style-name="P13">ZONE D'ACTION</text:p><text:p text:style-name="P6"><draw:frame draw:style-name="fr2" draw:name="Cadre7" text:anchor-type="paragraph" svg:x="0.24cm" svg:y="0.31cm" svg:width="8.751cm" draw:z-index="11"><draw:text-box fo:min-height="8.58cm"><text:p text:style-name="P13">ZONE ACTIVE</text:p><text:p text:style-name="P9"><text:span text:style-name="T10">RAYON</text:span> <draw:control text:anchor-type="as-char" draw:z-index="12" draw:style-name="gr1" draw:text-style-name="P40" svg:width="0.74cm" svg:height="0.556cm" draw:control="control8"/></text:p><text:p text:style-name="P10"><text:span text:style-name="T9">TYPE </text:span>:</text:p><text:p text:style-name="P10"><text:tab/><draw:control text:anchor-type="as-char" draw:z-index="26" draw:style-name="gr2" draw:text-style-name="P40" svg:width="2.158cm" svg:height="0.599cm" draw:control="control21"/> </text:p><text:p text:style-name="P10"><text:tab/><draw:control text:anchor-type="as-char" draw:z-index="27" draw:style-name="gr2" draw:text-style-name="P40" svg:width="2.661cm" svg:height="0.599cm" draw:control="control22"/></text:p><text:p text:style-name="P10"><text:tab/><draw:control text:anchor-type="as-char" draw:z-index="28" draw:style-name="gr2" draw:text-style-name="P40" svg:width="2.714cm" svg:height="0.599cm" draw:control="control23"/></text:p><text:p text:style-name="P10"><text:tab/><draw:control text:anchor-type="as-char" draw:z-index="29" draw:style-name="gr2" draw:text-style-name="P40" svg:width="4.553cm" svg:height="0.599cm" draw:control="control24"/></text:p><text:p text:style-name="P10"><text:tab/><draw:control text:anchor-type="as-char" draw:z-index="25" draw:style-name="gr2" draw:text-style-name="P41" svg:width="4.645cm" svg:height="0.599cm" draw:control="control20"/></text:p><text:p text:style-name="P8"><draw:frame draw:style-name="fr3" draw:name="Cadre8" text:anchor-type="paragraph" svg:width="6.57cm" style:rel-width="77%" draw:z-index="38"><draw:text-box fo:min-height="3.353cm"><text:p text:style-name="P32">CROQUIS DE LA ZONE</text:p></draw:text-box></draw:frame></text:p></draw:text-box></draw:frame><draw:frame draw:style-name="fr2" draw:name="Cadre9" text:anchor-type="paragraph" svg:x="9.571cm" svg:y="0.31cm" svg:width="8.751cm" draw:z-index="13"><draw:text-box fo:min-height="8.58cm"><text:p text:style-name="P13">ZONE NEGATIVE</text:p><text:p text:style-name="P9"><text:span text:style-name="T9">RAYON</text:span> <draw:control text:anchor-type="as-char" draw:z-index="14" draw:style-name="gr1" draw:text-style-name="P40" svg:width="0.74cm" svg:height="0.556cm" draw:control="control9"/></text:p><text:p text:style-name="P10"><text:span text:style-name="T9">TYPE </text:span>:</text:p><text:p text:style-name="P10"><text:tab/><draw:control text:anchor-type="as-char" draw:z-index="21" draw:style-name="gr2" draw:text-style-name="P40" svg:width="2.158cm" svg:height="0.599cm" draw:control="control16"/> </text:p><text:p text:style-name="P10"><text:tab/><draw:control text:anchor-type="as-char" draw:z-index="22" draw:style-name="gr2" draw:text-style-name="P40" svg:width="2.661cm" svg:height="0.599cm" draw:control="control17"/></text:p><text:p text:style-name="P10"><text:tab/><draw:control text:anchor-type="as-char" draw:z-index="23" draw:style-name="gr2" draw:text-style-name="P40" svg:width="2.714cm" svg:height="0.599cm" draw:control="control18"/></text:p><text:p text:style-name="P10"><text:tab/><draw:control text:anchor-type="as-char" draw:z-index="24" draw:style-name="gr2" draw:text-style-name="P40" svg:width="4.642cm" svg:height="0.599cm" draw:control="control19"/></text:p><text:p text:style-name="P10"><text:tab/><draw:control text:anchor-type="as-char" draw:z-index="20" draw:style-name="gr2" draw:text-style-name="P40" svg:width="4.645cm" svg:height="0.599cm" draw:control="control15"/></text:p><text:p text:style-name="P7"><draw:frame draw:style-name="fr3" draw:name="Cadre10" text:anchor-type="paragraph" svg:width="6.535cm" style:rel-width="77%" draw:z-index="39"><draw:text-box fo:min-height="3.353cm"><text:p text:style-name="P32">CROQUIS DE LA ZONE</text:p></draw:text-box></draw:frame></text:p></draw:text-box></draw:frame></text:p></draw:text-box></draw:frame></text:p>
          </table:table-cell>
        </table:table-row>
      </table:table>
      <text:p text:style-name="P2"><draw:frame draw:style-name="fr1" draw:name="Cadre1" text:anchor-type="paragraph" svg:x="0cm" svg:y="0.476cm" svg:width="9.253cm" style:rel-width="100%" draw:z-index="0"><draw:text-box fo:min-height="9.922cm"><text:p text:style-name="P11"><text:span text:style-name="T3">ZONE DE</text:span> <text:span text:style-name="T3">PORTEE</text:span></text:p><text:p text:style-name="P6"><draw:frame draw:style-name="fr2" draw:name="Cadre2" text:anchor-type="paragraph" svg:x="0.24cm" svg:y="0.31cm" svg:width="8.751cm" draw:z-index="1"><draw:text-box fo:min-height="8.58cm"><text:p text:style-name="P14">ZONE ACTIVE</text:p><text:p text:style-name="P8"><text:span text:style-name="T9">RAYON</text:span> <draw:control text:anchor-type="as-char" draw:z-index="2" draw:style-name="gr1" draw:text-style-name="P40" svg:width="0.74cm" svg:height="0.556cm" draw:control="control1"/></text:p><text:p text:style-name="P8"><text:span text:style-name="T9">TYPE </text:span>:</text:p><text:p text:style-name="P8"><text:tab/><draw:control text:anchor-type="as-char" draw:z-index="3" draw:style-name="gr2" draw:text-style-name="P40" svg:width="2.158cm" svg:height="0.599cm" draw:control="control2"/> </text:p><text:p text:style-name="P8"><text:tab/><draw:control text:anchor-type="as-char" draw:z-index="4" draw:style-name="gr2" draw:text-style-name="P40" svg:width="2.661cm" svg:height="0.599cm" draw:control="control3"/></text:p><text:p text:style-name="P8"><text:tab/><draw:control text:anchor-type="as-char" draw:z-index="5" draw:style-name="gr2" draw:text-style-name="P40" svg:width="2.714cm" svg:height="0.599cm" draw:control="control4"/></text:p><text:p text:style-name="P8"><text:tab/><draw:control text:anchor-type="as-char" draw:z-index="6" draw:style-name="gr2" draw:text-style-name="P40" svg:width="5.109cm" svg:height="0.599cm" draw:control="control5"/></text:p><text:p text:style-name="P8"><text:tab/><draw:control text:anchor-type="as-char" draw:z-index="7" draw:style-name="gr2" draw:text-style-name="P40" svg:width="4.645cm" svg:height="0.599cm" draw:control="control6"/></text:p><text:p text:style-name="P8"><draw:frame draw:style-name="fr3" draw:name="Cadre3" text:anchor-type="paragraph" svg:width="6.555cm" style:rel-width="77%" draw:z-index="36"><draw:text-box fo:min-height="3.353cm"><text:p text:style-name="P32">CROQUIS DE LA ZONE</text:p></draw:text-box></draw:frame></text:p></draw:text-box></draw:frame><draw:frame draw:style-name="fr2" draw:name="Cadre4" text:anchor-type="paragraph" svg:x="9.661cm" svg:y="0.31cm" svg:width="8.751cm" draw:z-index="8"><draw:text-box fo:min-height="8.58cm"><text:p text:style-name="P12">ZONE NEGATIVE</text:p><text:p text:style-name="P9"><text:span text:style-name="T9">RAYON</text:span> <draw:control text:anchor-type="as-char" draw:z-index="9" draw:style-name="gr1" draw:text-style-name="P40" svg:width="0.74cm" svg:height="0.556cm" draw:control="control7"/></text:p><text:p text:style-name="P10"><text:span text:style-name="T9">TYPE </text:span>:</text:p><text:p text:style-name="P10"><text:tab/><draw:control text:anchor-type="as-char" draw:z-index="16" draw:style-name="gr2" draw:text-style-name="P40" svg:width="2.158cm" svg:height="0.599cm" draw:control="control11"/> </text:p><text:p text:style-name="P10"><text:tab/><draw:control text:anchor-type="as-char" draw:z-index="17" draw:style-name="gr2" draw:text-style-name="P40" svg:width="2.661cm" svg:height="0.599cm" draw:control="control12"/></text:p><text:p text:style-name="P10"><text:tab/><draw:control text:anchor-type="as-char" draw:z-index="18" draw:style-name="gr2" draw:text-style-name="P40" svg:width="2.714cm" svg:height="0.599cm" draw:control="control13"/></text:p><text:p text:style-name="P10"><text:tab/><draw:control text:anchor-type="as-char" draw:z-index="19" draw:style-name="gr2" draw:text-style-name="P40" svg:width="4.499cm" svg:height="0.599cm" draw:control="control14"/></text:p><text:p text:style-name="P10"><text:tab/><draw:control text:anchor-type="as-char" draw:z-index="15" draw:style-name="gr2" draw:text-style-name="P40" svg:width="4.645cm" svg:height="0.599cm" draw:control="control10"/></text:p><text:p text:style-name="P8"><draw:frame draw:style-name="fr3" draw:name="Cadre5" text:anchor-type="paragraph" svg:width="6.775cm" style:rel-width="78%" draw:z-index="37"><draw:text-box fo:min-height="3.353cm"><text:p text:style-name="P32">CROQUIS DE LA ZONE</text:p></draw:text-box></draw:frame></text:p></draw:text-box></draw:frame></text:p></draw:text-box></draw:frame></text:p>
      <text:p text:style-name="P3"><draw:frame draw:style-name="fr1" draw:name="Cadre11" text:anchor-type="paragraph" svg:x="0cm" svg:y="0.095cm" svg:width="18.891cm" style:rel-width="100%" draw:z-index="40"><draw:text-box fo:min-height="27.571cm"><text:p text:style-name="P4"><text:s text:c="2"/>EFFETS</text:p><text:p text:style-name="P21"><draw:frame draw:style-name="fr1" draw:name="Cadre12" text:anchor-type="paragraph" svg:x="0cm" svg:y="0.071cm" svg:width="18.588cm" style:rel-width="100%" draw:z-index="41"><draw:text-box fo:min-height="9.407cm"><text:p text:style-name="P22">SUR <text:span text:style-name="T18">CIBLE</text:span></text:p><text:p text:style-name="P23"><draw:frame draw:style-name="fr1" draw:name="Cadre13" text:anchor-type="paragraph" svg:x="0cm" svg:y="-0.072cm" svg:width="18.284cm" style:rel-width="100%" draw:z-index="42"><draw:text-box fo:min-height="2.348cm"><text:p text:style-name="P5"><text:span text:style-name="T12"><draw:control text:anchor-type="as-char" svg:y="-0.409cm" draw:z-index="50" draw:style-name="gr3" draw:text-style-name="P42" svg:width="6.201cm" svg:height="0.5cm" draw:control="control31"/></text:span><text:span text:style-name="T12">CARAC</text:span><text:span text:style-name="T13">. </text:span><text:span text:style-name="T13"><draw:control text:anchor-type="as-char" draw:z-index="48" draw:style-name="gr1" draw:text-style-name="P40" svg:width="5.751cm" svg:height="0.6cm" draw:control="control37"/></text:span><text:span text:style-name="T13"> </text:span><text:span text:style-name="T12">VALEUR </text:span><text:span text:style-name="T12"><draw:control text:anchor-type="as-char" draw:z-index="45" draw:style-name="gr1" draw:text-style-name="P40" svg:width="2.054cm" svg:height="0.502cm" draw:control="control34"/></text:span></text:p><text:p text:style-name="P29"/><text:p text:style-name="P26"><text:span text:style-name="T14"><draw:control text:anchor-type="as-char" svg:y="-0.452cm" draw:z-index="43" draw:style-name="gr3" draw:text-style-name="P42" svg:width="6.201cm" svg:height="0.5cm" draw:control="control32"/></text:span><text:span text:style-name="T14">ENVOÛTEMENT</text:span><text:span text:style-name="T17"> </text:span><text:span text:style-name="T17"><draw:control text:anchor-type="as-char" draw:z-index="46" draw:style-name="gr1" draw:text-style-name="P40" svg:width="8.127cm" svg:height="0.502cm" draw:control="control35"/></text:span></text:p><text:p text:style-name="P28"/><text:p text:style-name="P27"><text:span text:style-name="T14"><draw:control text:anchor-type="as-char" svg:y="-0.497cm" draw:z-index="44" draw:style-name="gr3" draw:text-style-name="P42" svg:width="6.201cm" svg:height="0.5cm" draw:control="control33"/></text:span><text:span text:style-name="T14">TYPE </text:span><text:span text:style-name="T14"><draw:control text:anchor-type="as-char" draw:z-index="47" draw:style-name="gr1" draw:text-style-name="P40" svg:width="4.95cm" svg:height="0.6cm" draw:control="control36"/></text:span> <text:span text:style-name="T12">VALEUR </text:span><text:span text:style-name="T12"><draw:control text:anchor-type="as-char" draw:z-index="49" draw:style-name="gr1" draw:text-style-name="P40" svg:width="3.419cm" svg:height="0.502cm" draw:control="control38"/></text:span></text:p></draw:text-box></draw:frame><draw:frame draw:style-name="fr1" draw:name="Cadre14" text:anchor-type="paragraph" svg:x="0cm" svg:y="2.6cm" svg:width="18.284cm" style:rel-width="100%" draw:z-index="51"><draw:text-box fo:min-height="2.35cm"><text:p text:style-name="P5"><text:span text:style-name="T11"><draw:control text:anchor-type="as-char" svg:y="-0.409cm" draw:z-index="52" draw:style-name="gr3" draw:text-style-name="P42" svg:width="6.201cm" svg:height="0.5cm" draw:control="control39"/></text:span><text:span text:style-name="T12">CARAC</text:span><text:span text:style-name="T13">. </text:span><text:span text:style-name="T13"><draw:control text:anchor-type="as-char" draw:z-index="53" draw:style-name="gr1" draw:text-style-name="P40" svg:width="5.751cm" svg:height="0.6cm" draw:control="control40"/></text:span><text:span text:style-name="T13"> </text:span><text:span text:style-name="T12">VALEUR </text:span><text:span text:style-name="T12"><draw:control text:anchor-type="as-char" draw:z-index="54" draw:style-name="gr1" draw:text-style-name="P40" svg:width="2.054cm" svg:height="0.502cm" draw:control="control41"/></text:span></text:p><text:p text:style-name="P29"/><text:p text:style-name="P26"><draw:control text:anchor-type="as-char" svg:y="-0.452cm" draw:z-index="55" draw:style-name="gr3" draw:text-style-name="P42" svg:width="6.201cm" svg:height="0.5cm" draw:control="control42"/><text:span text:style-name="T14">ENVOÛTEMENT</text:span><text:span text:style-name="T17"> </text:span><text:span text:style-name="T17"><draw:control text:anchor-type="as-char" draw:z-index="56" draw:style-name="gr1" draw:text-style-name="P40" svg:width="8.127cm" svg:height="0.502cm" draw:control="control43"/></text:span></text:p><text:p text:style-name="P28"/><text:p text:style-name="P27"><draw:control text:anchor-type="as-char" svg:y="-0.497cm" draw:z-index="57" draw:style-name="gr3" draw:text-style-name="P42" svg:width="6.201cm" svg:height="0.5cm" draw:control="control44"/><text:span text:style-name="T14">TYPE </text:span><draw:control text:anchor-type="as-char" draw:z-index="58" draw:style-name="gr1" draw:text-style-name="P40" svg:width="4.95cm" svg:height="0.6cm" draw:control="control45"/> <text:span text:style-name="T12">VALEUR </text:span><text:span text:style-name="T12"><draw:control text:anchor-type="as-char" draw:z-index="59" draw:style-name="gr1" draw:text-style-name="P40" svg:width="3.419cm" svg:height="0.502cm" draw:control="control46"/></text:span></text:p></draw:text-box></draw:frame><draw:frame draw:style-name="fr1" draw:name="Cadre15" text:anchor-type="paragraph" svg:x="0cm" svg:y="5.274cm" svg:width="18.284cm" style:rel-width="100%" draw:z-index="60"><draw:text-box fo:min-height="2.348cm"><text:p text:style-name="P5"><text:span text:style-name="T11"><draw:control text:anchor-type="as-char" svg:y="-0.409cm" draw:z-index="61" draw:style-name="gr3" draw:text-style-name="P42" svg:width="6.201cm" svg:height="0.5cm" draw:control="control47"/></text:span><text:span text:style-name="T12">CARAC</text:span><text:span text:style-name="T13">. </text:span><text:span text:style-name="T13"><draw:control text:anchor-type="as-char" draw:z-index="62" draw:style-name="gr1" draw:text-style-name="P40" svg:width="5.751cm" svg:height="0.6cm" draw:control="control48"/></text:span><text:span text:style-name="T13"> </text:span><text:span text:style-name="T12">VALEUR </text:span><text:span text:style-name="T12"><draw:control text:anchor-type="as-char" draw:z-index="63" draw:style-name="gr1" draw:text-style-name="P40" svg:width="2.054cm" svg:height="0.502cm" draw:control="control49"/></text:span></text:p><text:p text:style-name="P29"/><text:p text:style-name="P26"><draw:control text:anchor-type="as-char" svg:y="-0.452cm" draw:z-index="64" draw:style-name="gr3" draw:text-style-name="P42" svg:width="6.201cm" svg:height="0.5cm" draw:control="control50"/><text:span text:style-name="T14">ENVOÛTEMENT</text:span><text:span text:style-name="T17"> </text:span><text:span text:style-name="T17"><draw:control text:anchor-type="as-char" draw:z-index="65" draw:style-name="gr1" draw:text-style-name="P40" svg:width="8.127cm" svg:height="0.502cm" draw:control="control51"/></text:span></text:p><text:p text:style-name="P28"/><text:p text:style-name="P27"><draw:control text:anchor-type="as-char" svg:y="-0.497cm" draw:z-index="66" draw:style-name="gr3" draw:text-style-name="P42" svg:width="6.201cm" svg:height="0.5cm" draw:control="control52"/><text:span text:style-name="T14">TYPE </text:span><draw:control text:anchor-type="as-char" draw:z-index="67" draw:style-name="gr1" draw:text-style-name="P40" svg:width="4.95cm" svg:height="0.6cm" draw:control="control53"/> <text:span text:style-name="T12">VALEUR </text:span><text:span text:style-name="T12"><draw:control text:anchor-type="as-char" draw:z-index="68" draw:style-name="gr1" draw:text-style-name="P40" svg:width="3.419cm" svg:height="0.502cm" draw:control="control54"/></text:span></text:p></draw:text-box></draw:frame></text:p></draw:text-box></draw:frame><draw:frame draw:style-name="fr1" draw:name="Cadre16" text:anchor-type="paragraph" svg:x="0cm" svg:y="10.072cm" svg:width="18.588cm" style:rel-width="100%" draw:z-index="69"><draw:text-box fo:min-height="6.406cm"><text:p text:style-name="P22">SUR <text:span text:style-name="T19">LANCEUR</text:span></text:p><text:p text:style-name="P23"><draw:frame draw:style-name="fr1" draw:name="Cadre17" text:anchor-type="paragraph" svg:x="0cm" svg:y="-0.072cm" svg:width="18.284cm" style:rel-width="100%" draw:z-index="70"><draw:text-box fo:min-height="2.348cm"><text:p text:style-name="P5"><text:span text:style-name="T12"><draw:control text:anchor-type="as-char" svg:y="-0.409cm" draw:z-index="71" draw:style-name="gr3" draw:text-style-name="P42" svg:width="6.201cm" svg:height="0.5cm" draw:control="control55"/></text:span><text:span text:style-name="T12">CARAC</text:span><text:span text:style-name="T13">. </text:span><text:span text:style-name="T13"><draw:control text:anchor-type="as-char" draw:z-index="72" draw:style-name="gr1" draw:text-style-name="P40" svg:width="5.751cm" svg:height="0.6cm" draw:control="control56"/></text:span><text:span text:style-name="T13"> </text:span><text:span text:style-name="T12">VALEUR </text:span><text:span text:style-name="T12"><draw:control text:anchor-type="as-char" draw:z-index="73" draw:style-name="gr1" draw:text-style-name="P40" svg:width="2.054cm" svg:height="0.502cm" draw:control="control57"/></text:span></text:p><text:p text:style-name="P29"/><text:p text:style-name="P26"><text:span text:style-name="T14"><draw:control text:anchor-type="as-char" svg:y="-0.452cm" draw:z-index="74" draw:style-name="gr3" draw:text-style-name="P42" svg:width="6.201cm" svg:height="0.5cm" draw:control="control58"/></text:span><text:span text:style-name="T14">ENVOÛTEMENT</text:span><text:span text:style-name="T17"> </text:span><text:span text:style-name="T17"><draw:control text:anchor-type="as-char" draw:z-index="75" draw:style-name="gr1" draw:text-style-name="P40" svg:width="8.127cm" svg:height="0.502cm" draw:control="control59"/></text:span></text:p><text:p text:style-name="P28"/><text:p text:style-name="P27"><text:span text:style-name="T14"><draw:control text:anchor-type="as-char" svg:y="-0.497cm" draw:z-index="76" draw:style-name="gr3" draw:text-style-name="P42" svg:width="6.201cm" svg:height="0.5cm" draw:control="control60"/></text:span><text:span text:style-name="T14">TYPE </text:span><text:span text:style-name="T14"><draw:control text:anchor-type="as-char" draw:z-index="77" draw:style-name="gr1" draw:text-style-name="P40" svg:width="4.95cm" svg:height="0.6cm" draw:control="control61"/></text:span> <text:span text:style-name="T12">VALEUR </text:span><text:span text:style-name="T12"><draw:control text:anchor-type="as-char" draw:z-index="78" draw:style-name="gr1" draw:text-style-name="P40" svg:width="3.419cm" svg:height="0.502cm" draw:control="control62"/></text:span></text:p></draw:text-box></draw:frame><draw:frame draw:style-name="fr1" draw:name="Cadre18" text:anchor-type="paragraph" svg:x="0cm" svg:y="2.6cm" svg:width="18.284cm" style:rel-width="100%" draw:z-index="79"><draw:text-box fo:min-height="2.35cm"><text:p text:style-name="P5"><text:span text:style-name="T11"><draw:control text:anchor-type="as-char" svg:y="-0.409cm" draw:z-index="80" draw:style-name="gr3" draw:text-style-name="P42" svg:width="6.201cm" svg:height="0.5cm" draw:control="control63"/></text:span><text:span text:style-name="T12">CARAC</text:span><text:span text:style-name="T13">. </text:span><text:span text:style-name="T13"><draw:control text:anchor-type="as-char" draw:z-index="81" draw:style-name="gr1" draw:text-style-name="P40" svg:width="5.751cm" svg:height="0.6cm" draw:control="control64"/></text:span><text:span text:style-name="T13"> </text:span><text:span text:style-name="T12">VALEUR </text:span><text:span text:style-name="T12"><draw:control text:anchor-type="as-char" draw:z-index="82" draw:style-name="gr1" draw:text-style-name="P40" svg:width="2.054cm" svg:height="0.502cm" draw:control="control65"/></text:span></text:p><text:p text:style-name="P29"/><text:p text:style-name="P26"><draw:control text:anchor-type="as-char" svg:y="-0.452cm" draw:z-index="83" draw:style-name="gr3" draw:text-style-name="P42" svg:width="6.201cm" svg:height="0.5cm" draw:control="control66"/><text:span text:style-name="T14">ENVOÛTEMENT</text:span><text:span text:style-name="T17"> </text:span><text:span text:style-name="T17"><draw:control text:anchor-type="as-char" draw:z-index="84" draw:style-name="gr1" draw:text-style-name="P40" svg:width="8.127cm" svg:height="0.502cm" draw:control="control67"/></text:span></text:p><text:p text:style-name="P28"/><text:p text:style-name="P27"><draw:control text:anchor-type="as-char" svg:y="-0.497cm" draw:z-index="85" draw:style-name="gr3" draw:text-style-name="P42" svg:width="6.201cm" svg:height="0.5cm" draw:control="control68"/><text:span text:style-name="T14">TYPE </text:span><draw:control text:anchor-type="as-char" draw:z-index="86" draw:style-name="gr1" draw:text-style-name="P40" svg:width="4.95cm" svg:height="0.6cm" draw:control="control69"/> <text:span text:style-name="T12">VALEUR </text:span><text:span text:style-name="T12"><draw:control text:anchor-type="as-char" draw:z-index="87" draw:style-name="gr1" draw:text-style-name="P40" svg:width="3.419cm" svg:height="0.502cm" draw:control="control70"/></text:span></text:p></draw:text-box></draw:frame></text:p></draw:text-box></draw:frame><draw:frame draw:style-name="fr1" draw:name="Cadre19" text:anchor-type="paragraph" svg:x="-0.026cm" svg:y="17.477cm" svg:width="18.588cm" style:rel-width="100%" draw:z-index="88"><draw:text-box fo:min-height="6.406cm"><text:p text:style-name="P22">SUR <text:span text:style-name="T20">TUILE</text:span></text:p><text:p text:style-name="P23"><draw:frame draw:style-name="fr1" draw:name="Cadre20" text:anchor-type="paragraph" svg:x="0cm" svg:y="-0.072cm" svg:width="18.284cm" style:rel-width="100%" draw:z-index="89"><draw:text-box fo:min-height="2.348cm"><text:p text:style-name="P31"><text:span text:style-name="T12"><draw:control text:anchor-type="as-char" svg:y="-0.409cm" draw:z-index="90" draw:style-name="gr3" draw:text-style-name="P42" svg:width="6.201cm" svg:height="0.5cm" draw:control="control71"/></text:span><text:span text:style-name="T13"> </text:span><text:span text:style-name="T13"><draw:control text:anchor-type="as-char" draw:z-index="95" draw:style-name="gr4" draw:text-style-name="P40" svg:width="2.879cm" svg:height="0.541cm" draw:control="control76"/></text:span><text:span text:style-name="T13"><draw:control text:anchor-type="as-char" draw:z-index="96" draw:style-name="gr4" draw:text-style-name="P40" svg:width="2.5cm" svg:height="0.541cm" draw:control="control77"/></text:span><text:span text:style-name="T15">NOM</text:span><text:span text:style-name="T12"> </text:span><text:span text:style-name="T12"><draw:control text:anchor-type="as-char" draw:z-index="97" draw:style-name="gr5" draw:text-style-name="P40" svg:width="4.866cm" svg:height="0.502cm" draw:control="control78"/></text:span></text:p><text:p text:style-name="P29"/><text:p text:style-name="P35"><text:span text:style-name="T14"><draw:control text:anchor-type="as-char" svg:y="-0.452cm" draw:z-index="91" draw:style-name="gr3" draw:text-style-name="P42" svg:width="6.201cm" svg:height="0.5cm" draw:control="control72"/></text:span><text:span text:style-name="T16">PASSE EN</text:span><text:span text:style-name="T17"> </text:span><text:span text:style-name="T17"><draw:control text:anchor-type="as-char" draw:z-index="98" draw:style-name="gr1" draw:text-style-name="P40" svg:width="4.95cm" svg:height="0.6cm" draw:control="control79"/></text:span></text:p><text:p text:style-name="P28"/><text:p text:style-name="P27"><text:span text:style-name="T14"><draw:control text:anchor-type="as-char" svg:y="-0.497cm" draw:z-index="92" draw:style-name="gr3" draw:text-style-name="P42" svg:width="6.201cm" svg:height="0.5cm" draw:control="control73"/></text:span><text:span text:style-name="T14">TYPE </text:span><text:span text:style-name="T14"><draw:control text:anchor-type="as-char" draw:z-index="93" draw:style-name="gr1" draw:text-style-name="P40" svg:width="4.95cm" svg:height="0.6cm" draw:control="control74"/></text:span> <text:span text:style-name="T12">VALEUR </text:span><text:span text:style-name="T12"><draw:control text:anchor-type="as-char" draw:z-index="94" draw:style-name="gr1" draw:text-style-name="P40" svg:width="3.419cm" svg:height="0.502cm" draw:control="control75"/></text:span></text:p></draw:text-box></draw:frame><draw:frame draw:style-name="fr1" draw:name="Cadre21" text:anchor-type="paragraph" svg:x="0cm" svg:y="2.6cm" svg:width="18.284cm" style:rel-width="100%" draw:z-index="99"><draw:text-box fo:min-height="2.35cm"><text:p text:style-name="P31"><text:span text:style-name="T12"><draw:control text:anchor-type="as-char" svg:y="-0.409cm" draw:z-index="100" draw:style-name="gr3" draw:text-style-name="P42" svg:width="6.201cm" svg:height="0.5cm" draw:control="control80"/></text:span><text:span text:style-name="T13"> </text:span><text:span text:style-name="T13"><draw:control text:anchor-type="as-char" draw:z-index="101" draw:style-name="gr4" draw:text-style-name="P40" svg:width="2.879cm" svg:height="0.541cm" draw:control="control81"/></text:span><text:span text:style-name="T13"><draw:control text:anchor-type="as-char" draw:z-index="102" draw:style-name="gr4" draw:text-style-name="P40" svg:width="2.5cm" svg:height="0.541cm" draw:control="control82"/></text:span><text:span text:style-name="T15">NOM</text:span><text:span text:style-name="T12"> </text:span><text:span text:style-name="T12"><draw:control text:anchor-type="as-char" draw:z-index="103" draw:style-name="gr5" draw:text-style-name="P40" svg:width="4.866cm" svg:height="0.502cm" draw:control="control83"/></text:span></text:p><text:p text:style-name="P29"/><text:p text:style-name="P35"><text:span text:style-name="T14"><draw:control text:anchor-type="as-char" svg:y="-0.452cm" draw:z-index="104" draw:style-name="gr3" draw:text-style-name="P42" svg:width="6.201cm" svg:height="0.5cm" draw:control="control84"/></text:span><text:span text:style-name="T16">PASSE EN</text:span><text:span text:style-name="T17"> </text:span><text:span text:style-name="T17"><draw:control text:anchor-type="as-char" draw:z-index="105" draw:style-name="gr1" draw:text-style-name="P40" svg:width="4.95cm" svg:height="0.6cm" draw:control="control85"/></text:span></text:p><text:p text:style-name="P28"/><text:p text:style-name="P27"><text:span text:style-name="T14"><draw:control text:anchor-type="as-char" svg:y="-0.497cm" draw:z-index="106" draw:style-name="gr3" draw:text-style-name="P42" svg:width="6.201cm" svg:height="0.5cm" draw:control="control86"/></text:span><text:span text:style-name="T14">TYPE </text:span><text:span text:style-name="T14"><draw:control text:anchor-type="as-char" draw:z-index="107" draw:style-name="gr1" draw:text-style-name="P40" svg:width="4.95cm" svg:height="0.6cm" draw:control="control87"/></text:span> <text:span text:style-name="T12">VALEUR </text:span><text:span text:style-name="T12"><draw:control text:anchor-type="as-char" draw:z-index="108" draw:style-name="gr1" draw:text-style-name="P40" svg:width="3.419cm" svg:height="0.502cm" draw:control="control88"/></text:span></text:p></draw:text-box></draw:frame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Helvetica1" svg:font-family="Helvetic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Scala Sans" svg:font-family="'Scala Sans'" style:font-family-generic="swiss" style:font-pitch="variable"/>
    <style:font-face style:name="Scala Sans1" svg:font-family="'Scala Sans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5cm" fo:margin-bottom="0.25cm" loext:contextual-spacing="false" fo:line-height="120%" fo:background-color="transparent" style:shadow="none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0.993cm" fo:margin-left="1.058cm" fo:margin-right="1.0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9:16:11.333000000</meta:creation-date>
    <dc:date>2015-10-05T19:29:18.051000000</dc:date>
    <meta:editing-duration>PT1H49M21S</meta:editing-duration>
    <meta:editing-cycles>41</meta:editing-cycles>
    <meta:generator>LibreOffice/4.3.4.1$Windows_x86 LibreOffice_project/bc356b2f991740509f321d70e4512a6a54c5f243</meta:generator>
    <meta:document-statistic meta:table-count="2" meta:image-count="0" meta:object-count="0" meta:page-count="2" meta:paragraph-count="70" meta:word-count="99" meta:character-count="599" meta:non-whitespace-character-count="482"/>
  </office:meta>
</office:document-meta>
</file>